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stretnutie</text:p>
      <text:p text:style-name="P1"/>
      <text:p text:style-name="Standard"><text:span text:style-name="T3">Dátum:</text:span> 1.10.2013</text:p>
      <text:p text:style-name="Standard"/>
      <text:p text:style-name="Standard"><text:span text:style-name="T3">Prítomní:</text:span> Adam Horváth, Andrej Sekáč a Timotej Krajči. Michal Raška, Peter Šulík.</text:p>
      <text:p text:style-name="Standard"/>
      <text:p text:style-name="P1"><text:span text:style-name="T1">Agenda:</text:span><text:span text:style-name="T2"> Príprava na stretnutie so zadávateľom, formulovanie otázok (možnosti servera a použiteľné technológie, atď), diskusia ohľadom základnej (resp. predpokladanej) funkčnosti. </text:span></text:p>
      <text:p text:style-name="P4"/>
      <text:p text:style-name="P1"><text:span text:style-name="T1">Plánované úlohy:</text:span><text:span text:style-name="T2"> Stretnutie so zadávateľom. Na nasledujúcom stretnutí bude prebiehať už podrobnejšia diskusia, nakoľko budeme vedieť presnejšiu predstavu zadávateľa.</text:span></text:p>
      <text:p text:style-name="P4"/>
      <text:p text:style-name="P1"><text:span text:style-name="T1">Priebeh stretnutia:</text:span><text:span text:style-name="T2"> Adam sa ujal komunikácie so zadávateľom a dohodol stretnutie na 2.10. Vzhľadom na to, že sme sa ešte nestretli so zadávateľom, nemáme presnú predstavu o projekte. Rozmýšľali sme nad jazykom a ak bude možné, projekt by sme asi programovali v jazyku Ruby. Ak by server túto možnosť neumožňoval, budeme používať framework php CodeIgniter. Zároveň sme ešte diskutovali, ktorú službu zdieľania kódu budeme používať. Ak to nebude nevyhovujúce, prešli by sme na GitHub, keďže niektorí členovia majú s touto službou skúsenosť.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l Raška</meta:initial-creator>
    <meta:creation-date>2013-10-03T16:57:12.58</meta:creation-date>
    <dc:date>2013-10-03T23:00:24.97</dc:date>
    <dc:creator>Michal Raška</dc:creator>
    <meta:editing-duration>PT8M5S</meta:editing-duration>
    <meta:editing-cycles>2</meta:editing-cycles>
    <meta:generator>OpenOffice/4.0.0$Win32 OpenOffice.org_project/400m3$Build-9702</meta:generator>
    <meta:document-statistic meta:table-count="0" meta:image-count="0" meta:object-count="0" meta:page-count="1" meta:paragraph-count="6" meta:word-count="137" meta:character-count="993"/>
  </office:meta>
</office:document-meta>
</file>